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rsid="00271e35" officeooo:paragraph-rsid="00271e3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rsid="00271e35" officeooo:paragraph-rsid="00271e3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6f79a" officeooo:paragraph-rsid="00185838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6f79a" officeooo:paragraph-rsid="001c05e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6f79a" officeooo:paragraph-rsid="001cf81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6f79a" officeooo:paragraph-rsid="00212416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paragraph-rsid="0018abdc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paragraph-rsid="001cf81b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paragraph-rsid="0021a275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paragraph-rsid="002240f2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23c545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paragraph-rsid="00256db2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245b1a" officeooo:paragraph-rsid="00245b1a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rsid="00245b1a" officeooo:paragraph-rsid="0024eb87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rsid="00245b1a" officeooo:paragraph-rsid="00271e35"/>
    </style:style>
    <style:style style:name="P16" style:family="paragraph" style:parent-style-name="Standard">
      <style:text-properties officeooo:rsid="0016f79a" officeooo:paragraph-rsid="0016f79a"/>
    </style:style>
    <style:style style:name="P17" style:family="paragraph" style:parent-style-name="Standard">
      <style:text-properties officeooo:paragraph-rsid="001a390d"/>
    </style:style>
    <style:style style:name="P18" style:family="paragraph" style:parent-style-name="Standard">
      <style:text-properties officeooo:paragraph-rsid="00212416"/>
    </style:style>
    <style:style style:name="P19" style:family="paragraph" style:parent-style-name="Standard">
      <style:text-properties officeooo:paragraph-rsid="002240f2"/>
    </style:style>
    <style:style style:name="P20" style:family="paragraph" style:parent-style-name="Standard">
      <style:text-properties officeooo:paragraph-rsid="00256db2"/>
    </style:style>
    <style:style style:name="P21" style:family="paragraph" style:parent-style-name="Standard">
      <style:text-properties officeooo:rsid="00271e35" officeooo:paragraph-rsid="00271e35"/>
    </style:style>
    <style:style style:name="P22" style:family="paragraph" style:parent-style-name="Standard">
      <style:text-properties officeooo:rsid="0016f79a" officeooo:paragraph-rsid="0017f437"/>
    </style:style>
    <style:style style:name="P23" style:family="paragraph" style:parent-style-name="Standard">
      <style:text-properties style:font-name="Liberation Serif" fo:font-size="12pt" fo:font-weight="normal" officeooo:rsid="0016f79a" officeooo:paragraph-rsid="001c05e3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6f79a" officeooo:paragraph-rsid="002124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rsid="0016f79a" officeooo:paragraph-rsid="00271e35" style:font-name-asian="Microsoft YaHei" style:font-size-asian="12pt" style:font-weight-asian="normal" style:font-name-complex="Ari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6f79a" style:font-name-asian="Microsoft YaHei" style:font-size-asian="12pt" style:font-weight-asian="normal" style:font-name-complex="Ari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officeooo:rsid="001c05e3" officeooo:paragraph-rsid="001f5fac" style:font-name-asian="Microsoft YaHei" style:font-size-asian="10.5pt" style:font-weight-asian="normal" style:font-name-complex="Ari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8.2000007629395pt" fo:font-weight="bold" officeooo:rsid="001a390d" officeooo:paragraph-rsid="001a390d" style:font-name-asian="Microsoft YaHei" style:font-size-asian="18.2000007629395pt" style:font-weight-asian="bold" style:font-name-complex="Arial" style:font-size-complex="18.2000007629395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8.2000007629395pt" fo:font-weight="bold" officeooo:rsid="002240f2" officeooo:paragraph-rsid="002240f2" style:font-name-asian="Microsoft YaHei" style:font-size-asian="18.2000007629395pt" style:font-weight-asian="bold" style:font-name-complex="Arial" style:font-size-complex="18.2000007629395pt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8.2000007629395pt" fo:font-weight="bold" officeooo:rsid="00256db2" officeooo:paragraph-rsid="00256db2" style:font-name-asian="Microsoft YaHei" style:font-size-asian="18.2000007629395pt" style:font-weight-asian="bold" style:font-name-complex="Arial" style:font-size-complex="18.2000007629395pt" style:font-weight-complex="bold"/>
    </style:style>
    <style:style style:name="P31" style:family="paragraph" style:parent-style-name="Heading_20_1">
      <style:text-properties style:font-name="Liberation Serif"/>
    </style:style>
    <style:style style:name="P32" style:family="paragraph" style:parent-style-name="Heading_20_1">
      <style:text-properties style:font-name="Liberation Serif" officeooo:paragraph-rsid="0017f437"/>
    </style:style>
    <style:style style:name="P33" style:family="paragraph" style:parent-style-name="Heading_20_1">
      <style:paragraph-properties fo:margin-top="0cm" fo:margin-bottom="0cm" loext:contextual-spacing="false" fo:line-height="100%"/>
      <style:text-properties officeooo:paragraph-rsid="001a390d"/>
    </style:style>
    <style:style style:name="P34" style:family="paragraph" style:parent-style-name="Heading_20_1">
      <style:paragraph-properties fo:margin-top="0cm" fo:margin-bottom="0cm" loext:contextual-spacing="false" fo:line-height="100%"/>
      <style:text-properties officeooo:paragraph-rsid="001f5fac"/>
    </style:style>
    <style:style style:name="P35" style:family="paragraph" style:parent-style-name="Heading_20_1">
      <style:paragraph-properties fo:margin-top="0cm" fo:margin-bottom="0cm" loext:contextual-spacing="false" fo:line-height="100%"/>
      <style:text-properties style:font-name="Liberation Serif" fo:font-size="18.2000007629395pt" fo:font-weight="bold" officeooo:rsid="0016f79a" officeooo:paragraph-rsid="001a390d" style:font-name-asian="Microsoft YaHei" style:font-size-asian="18.2000007629395pt" style:font-weight-asian="bold" style:font-name-complex="Arial" style:font-size-complex="18.2000007629395pt" style:font-weight-complex="bold"/>
    </style:style>
    <style:style style:name="P36" style:family="paragraph" style:parent-style-name="Heading_20_1">
      <style:paragraph-properties fo:margin-top="0cm" fo:margin-bottom="0cm" loext:contextual-spacing="false" fo:line-height="100%"/>
      <style:text-properties style:font-name="Liberation Serif" fo:font-size="18.2000007629395pt" fo:font-weight="bold" officeooo:rsid="0016f79a" officeooo:paragraph-rsid="00256db2" style:font-name-asian="Microsoft YaHei" style:font-size-asian="18.2000007629395pt" style:font-weight-asian="bold" style:font-name-complex="Arial" style:font-size-complex="18.2000007629395pt" style:font-weight-complex="bold"/>
    </style:style>
    <style:style style:name="P37" style:family="paragraph" style:parent-style-name="Heading_20_1">
      <style:paragraph-properties fo:margin-top="0cm" fo:margin-bottom="0cm" loext:contextual-spacing="false" fo:line-height="100%"/>
      <style:text-properties fo:font-size="12pt" fo:font-weight="normal" officeooo:paragraph-rsid="002240f2" style:font-size-asian="10.5pt" style:font-weight-asian="normal" style:font-size-complex="12pt" style:font-weight-complex="normal"/>
    </style:style>
    <style:style style:name="P38" style:family="paragraph" style:parent-style-name="Heading_20_1">
      <style:paragraph-properties fo:margin-top="0cm" fo:margin-bottom="0cm" loext:contextual-spacing="false" fo:line-height="100%"/>
      <style:text-properties fo:font-size="12pt" fo:font-weight="normal" officeooo:rsid="00245b1a" officeooo:paragraph-rsid="00256db2" style:font-size-asian="10.5pt" style:font-weight-asian="normal" style:font-size-complex="12pt" style:font-weight-complex="normal"/>
    </style:style>
    <style:style style:name="T1" style:family="text">
      <style:text-properties officeooo:rsid="0016f79a"/>
    </style:style>
    <style:style style:name="T2" style:family="text">
      <style:text-properties officeooo:rsid="0017f437"/>
    </style:style>
    <style:style style:name="T3" style:family="text">
      <style:text-properties style:font-name-asian="Microsoft YaHei" style:font-name-complex="Arial"/>
    </style:style>
    <style:style style:name="T4" style:family="text">
      <style:text-properties officeooo:rsid="00185838" style:font-name-asian="Microsoft YaHei" style:font-name-complex="Arial"/>
    </style:style>
    <style:style style:name="T5" style:family="text">
      <style:text-properties officeooo:rsid="00186902" style:font-name-asian="Microsoft YaHei" style:font-name-complex="Arial"/>
    </style:style>
    <style:style style:name="T6" style:family="text">
      <style:text-properties officeooo:rsid="001a390d" style:font-name-asian="Microsoft YaHei" style:font-name-complex="Arial"/>
    </style:style>
    <style:style style:name="T7" style:family="text">
      <style:text-properties officeooo:rsid="001c05e3" style:font-name-asian="Microsoft YaHei" style:font-name-complex="Arial"/>
    </style:style>
    <style:style style:name="T8" style:family="text">
      <style:text-properties officeooo:rsid="001cf81b" style:font-name-asian="Microsoft YaHei" style:font-name-complex="Arial"/>
    </style:style>
    <style:style style:name="T9" style:family="text">
      <style:text-properties officeooo:rsid="0016f79a" style:font-name-asian="Microsoft YaHei" style:font-name-complex="Arial"/>
    </style:style>
    <style:style style:name="T10" style:family="text">
      <style:text-properties fo:font-size="18.2000007629395pt" fo:font-weight="bold" officeooo:rsid="0016f79a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fo:font-size="18.2000007629395pt" fo:font-weight="bold" officeooo:rsid="0017f437" style:font-name-asian="Microsoft YaHei" style:font-size-asian="18.2000007629395pt" style:font-weight-asian="bold" style:font-name-complex="Arial" style:font-size-complex="18.2000007629395pt" style:font-weight-complex="bold"/>
    </style:style>
    <style:style style:name="T12" style:family="text">
      <style:text-properties style:font-name="Liberation Serif" fo:font-size="12pt" fo:font-weight="normal" officeooo:rsid="00186902" style:font-name-asian="Microsoft YaHei" style:font-size-asian="12pt" style:font-weight-asian="normal" style:font-name-complex="Arial" style:font-size-complex="12pt" style:font-weight-complex="normal"/>
    </style:style>
    <style:style style:name="T13" style:family="text">
      <style:text-properties style:font-name="Liberation Serif" fo:font-size="12pt" fo:font-weight="normal" officeooo:rsid="0018abdc" style:font-name-asian="Microsoft YaHei" style:font-size-asian="12pt" style:font-weight-asian="normal" style:font-name-complex="Arial" style:font-size-complex="12pt" style:font-weight-complex="normal"/>
    </style:style>
    <style:style style:name="T14" style:family="text">
      <style:text-properties style:font-name="Liberation Serif" fo:font-size="12pt" fo:font-weight="normal" officeooo:rsid="001a390d" style:font-name-asian="Microsoft YaHei" style:font-size-asian="12pt" style:font-weight-asian="normal" style:font-name-complex="Arial" style:font-size-complex="12pt" style:font-weight-complex="normal"/>
    </style:style>
    <style:style style:name="T15" style:family="text">
      <style:text-properties style:font-name="Liberation Serif" fo:font-size="12pt" fo:font-weight="normal" officeooo:rsid="001cf81b" style:font-name-asian="Microsoft YaHei" style:font-size-asian="12pt" style:font-weight-asian="normal" style:font-name-complex="Arial" style:font-size-complex="12pt" style:font-weight-complex="normal"/>
    </style:style>
    <style:style style:name="T16" style:family="text">
      <style:text-properties style:font-name="Liberation Serif" fo:font-size="12pt" fo:font-weight="normal" officeooo:rsid="001c05e3" style:font-name-asian="Microsoft YaHei" style:font-size-asian="12pt" style:font-weight-asian="normal" style:font-name-complex="Arial" style:font-size-complex="12pt" style:font-weight-complex="normal"/>
    </style:style>
    <style:style style:name="T17" style:family="text">
      <style:text-properties style:font-name="Liberation Serif" fo:font-size="12pt" fo:font-weight="normal" officeooo:rsid="0016f79a" style:font-name-asian="Microsoft YaHei" style:font-size-asian="12pt" style:font-weight-asian="normal" style:font-name-complex="Arial" style:font-size-complex="12pt" style:font-weight-complex="normal"/>
    </style:style>
    <style:style style:name="T18" style:family="text">
      <style:text-properties style:font-name="Liberation Serif" fo:font-size="12pt" fo:font-weight="normal" officeooo:rsid="00185838" style:font-name-asian="Microsoft YaHei" style:font-size-asian="12pt" style:font-weight-asian="normal" style:font-name-complex="Arial" style:font-size-complex="12pt" style:font-weight-complex="normal"/>
    </style:style>
    <style:style style:name="T19" style:family="text">
      <style:text-properties style:font-name="Liberation Serif" fo:font-size="12pt" fo:font-weight="normal" officeooo:rsid="0021a275" style:font-name-asian="Microsoft YaHei" style:font-size-asian="12pt" style:font-weight-asian="normal" style:font-name-complex="Arial" style:font-size-complex="12pt" style:font-weight-complex="normal"/>
    </style:style>
    <style:style style:name="T20" style:family="text">
      <style:text-properties style:font-name="Liberation Serif" fo:font-size="12pt" fo:font-weight="normal" officeooo:rsid="002240f2" style:font-name-asian="Microsoft YaHei" style:font-size-asian="12pt" style:font-weight-asian="normal" style:font-name-complex="Arial" style:font-size-complex="12pt" style:font-weight-complex="normal"/>
    </style:style>
    <style:style style:name="T21" style:family="text">
      <style:text-properties style:font-name="Liberation Serif" fo:font-size="12pt" fo:font-weight="normal" officeooo:rsid="0023c545" style:font-name-asian="Microsoft YaHei" style:font-size-asian="12pt" style:font-weight-asian="normal" style:font-name-complex="Arial" style:font-size-complex="12pt" style:font-weight-complex="normal"/>
    </style:style>
    <style:style style:name="T22" style:family="text">
      <style:text-properties style:font-name="Liberation Serif" fo:font-size="12pt" fo:font-weight="normal" officeooo:rsid="0024eb87" style:font-name-asian="Microsoft YaHei" style:font-size-asian="12pt" style:font-weight-asian="normal" style:font-name-complex="Arial" style:font-size-complex="12pt" style:font-weight-complex="normal"/>
    </style:style>
    <style:style style:name="T23" style:family="text">
      <style:text-properties style:font-name="Liberation Serif" fo:font-size="12pt" fo:font-weight="normal" officeooo:rsid="00256db2" style:font-name-asian="Microsoft YaHei" style:font-size-asian="12pt" style:font-weight-asian="normal" style:font-name-complex="Arial" style:font-size-complex="12pt" style:font-weight-complex="normal"/>
    </style:style>
    <style:style style:name="T24" style:family="text">
      <style:text-properties style:font-name="Liberation Serif" fo:font-size="12pt" fo:font-weight="normal" officeooo:rsid="00271e35" style:font-name-asian="Microsoft YaHei" style:font-size-asian="12pt" style:font-weight-asian="normal" style:font-name-complex="Arial" style:font-size-complex="12pt" style:font-weight-complex="normal"/>
    </style:style>
    <style:style style:name="T25" style:family="text">
      <style:text-properties style:font-name="Liberation Serif" fo:font-size="12pt" fo:font-weight="normal" officeooo:rsid="0016f79a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1c05e3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2240f2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56db2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8.2000007629395pt" fo:font-weight="bold" officeooo:rsid="0016f79a" style:font-name-asian="Microsoft YaHei" style:font-size-asian="18.2000007629395pt" style:font-weight-asian="bold" style:font-name-complex="Arial" style:font-size-complex="18.2000007629395pt" style:font-weight-complex="bold"/>
    </style:style>
    <style:style style:name="T30" style:family="text">
      <style:text-properties style:font-name="Liberation Serif" fo:font-size="18.2000007629395pt" fo:font-weight="bold" officeooo:rsid="001a390d" style:font-name-asian="Microsoft YaHei" style:font-size-asian="18.2000007629395pt" style:font-weight-asian="bold" style:font-name-complex="Arial" style:font-size-complex="18.2000007629395pt" style:font-weight-complex="bold"/>
    </style:style>
    <style:style style:name="T31" style:family="text">
      <style:text-properties style:font-name="Liberation Serif" fo:font-size="18.2000007629395pt" fo:font-weight="bold" officeooo:rsid="001c05e3" style:font-name-asian="Microsoft YaHei" style:font-size-asian="18.2000007629395pt" style:font-weight-asian="bold" style:font-name-complex="Arial" style:font-size-complex="18.2000007629395pt" style:font-weight-complex="bold"/>
    </style:style>
    <style:style style:name="T32" style:family="text">
      <style:text-properties style:font-name="Liberation Serif" fo:font-size="18.2000007629395pt" fo:font-weight="bold" officeooo:rsid="002240f2" style:font-name-asian="Microsoft YaHei" style:font-size-asian="18.2000007629395pt" style:font-weight-asian="bold" style:font-name-complex="Arial" style:font-size-complex="18.2000007629395pt" style:font-weight-complex="bold"/>
    </style:style>
    <style:style style:name="T33" style:family="text">
      <style:text-properties style:font-name="Liberation Serif" fo:font-size="18.2000007629395pt" fo:font-weight="bold" officeooo:rsid="00256db2" style:font-name-asian="Microsoft YaHei" style:font-size-asian="18.2000007629395pt" style:font-weight-asian="bold" style:font-name-complex="Arial" style:font-size-complex="18.200000762939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S</text:p>
      <text:h text:style-name="Heading_20_1" text:outline-level="1"/>
      <text:h text:style-name="P31" text:outline-level="1">Interface DAO <text:span text:style-name="T11">answer</text:span></text:h>
      <text:p text:style-name="P16"/>
      <text:p text:style-name="P22">create(answer)</text:p>
      <text:p text:style-name="P22">update(answer)</text:p>
      <text:p text:style-name="P22">delete(answer)</text:p>
      <text:p text:style-name="P16">searchById(id) <text:span text:style-name="T2">return answer</text:span></text:p>
      <text:p text:style-name="P16">searchByIdQuestion(idQuestion) return ArrayList&lt;answer&gt;</text:p>
      <text:p text:style-name="P21"/>
      <text:p text:style-name="P16"/>
      <text:h text:style-name="P32" text:outline-level="1"><text:span text:style-name="T1">Interface DAO </text:span><text:span text:style-name="T10">q</text:span><text:span text:style-name="T11">uestion</text:span></text:h>
      <text:p text:style-name="P22">create(question)</text:p>
      <text:p text:style-name="P22">update(question)</text:p>
      <text:p text:style-name="P22">delete(question)</text:p>
      <text:p text:style-name="P26">searchById(id) return <text:s/>question</text:p>
      <text:p text:style-name="P3"><text:span text:style-name="T3">searchById</text:span><text:span text:style-name="T4">Designer</text:span><text:span text:style-name="T3">(</text:span><text:span text:style-name="T5">idDesigner</text:span><text:span text:style-name="T3">) return </text:span><text:span text:style-name="T5">ArrayList&lt;question&gt;</text:span></text:p>
      <text:p text:style-name="P7"><text:span text:style-name="T12">searchByT</text:span><text:span text:style-name="T13">heme</text:span><text:span text:style-name="T12">(</text:span><text:span text:style-name="T13">Theme</text:span><text:span text:style-name="T12">) return ArrayList&lt;question&gt;</text:span></text:p>
      <text:p text:style-name="P7"><text:span text:style-name="T12">searchByS</text:span><text:span text:style-name="T13">tatus</text:span><text:span text:style-name="T12">(S</text:span><text:span text:style-name="T13">tatus</text:span><text:span text:style-name="T12">) return ArrayList&lt;question&gt;</text:span></text:p>
      <text:p text:style-name="P7"><text:span text:style-name="T12">searchByK</text:span><text:span text:style-name="T13">WTitle</text:span><text:span text:style-name="T12">(S</text:span><text:span text:style-name="T13">tring</text:span><text:span text:style-name="T12">) return ArrayList&lt;question&gt;</text:span></text:p>
      <text:p text:style-name="P1"><text:span text:style-name="T12">searchAll() return </text:span><text:span text:style-name="T17">ArrayList&lt;</text:span><text:span text:style-name="T12">object</text:span><text:span text:style-name="T17">&gt;</text:span></text:p>
      <text:h text:style-name="P35" text:outline-level="1"/>
      <text:h text:style-name="P33" text:outline-level="1"><text:span text:style-name="T29">Interface DAO </text:span><text:span text:style-name="T30">Q</text:span><text:span text:style-name="T31">uizComponent</text:span></text:h>
      <text:p text:style-name="P28"/>
      <text:p text:style-name="P17"><text:span text:style-name="T25">create(Q</text:span><text:span text:style-name="T26">uizComponent</text:span><text:span text:style-name="T25">)</text:span></text:p>
      <text:p text:style-name="P23">update(QuizComponent)</text:p>
      <text:p text:style-name="P23">delete(QuizComponent)</text:p>
      <text:p text:style-name="P4"><text:span text:style-name="T6">searchById(id) return <text:s text:c="3"/></text:span><text:span text:style-name="T3">Q</text:span><text:span text:style-name="T7">uizComponent</text:span></text:p>
      <text:p text:style-name="P5"><text:span text:style-name="T6">searchById</text:span><text:span text:style-name="T7">Quiz</text:span><text:span text:style-name="T6">(id</text:span><text:span text:style-name="T7">Quiz</text:span><text:span text:style-name="T6">) return <text:s text:c="3"/></text:span><text:span text:style-name="T5">ArrayList&lt;</text:span><text:span text:style-name="T3">Q</text:span><text:span text:style-name="T7">uizComponent</text:span><text:span text:style-name="T8">&gt;</text:span></text:p>
      <text:p text:style-name="P8"><text:span text:style-name="T14">searchById</text:span><text:span text:style-name="T16">Q</text:span><text:span text:style-name="T15">uestion</text:span><text:span text:style-name="T14">(id</text:span><text:span text:style-name="T16">Qu</text:span><text:span text:style-name="T15">estion</text:span><text:span text:style-name="T14">) return <text:s text:c="3"/></text:span><text:span text:style-name="T12">ArrayList&lt;</text:span><text:span text:style-name="T16">QuizComponent</text:span><text:span text:style-name="T15">&gt;</text:span></text:p>
      <text:p text:style-name="P25"/>
      <text:p text:style-name="P25"/>
      <text:h text:style-name="P34" text:outline-level="1"><text:span text:style-name="T29">Interface DAO </text:span><text:span text:style-name="T30">Q</text:span><text:span text:style-name="T31">uiz</text:span></text:h>
      <text:p text:style-name="P18"><text:span text:style-name="T25">create(Q</text:span><text:span text:style-name="T26">uiz</text:span><text:span text:style-name="T25">)</text:span></text:p>
      <text:p text:style-name="P24">update(Quiz)</text:p>
      <text:p text:style-name="P24">delete(Quiz)</text:p>
      <text:p text:style-name="P6"><text:span text:style-name="T6">searchById(id) return <text:s text:c="3"/></text:span><text:span text:style-name="T7">Quiz</text:span></text:p>
      <text:p text:style-name="P9"><text:span text:style-name="T17">searchById</text:span><text:span text:style-name="T18">Designer</text:span><text:span text:style-name="T17">(</text:span><text:span text:style-name="T12">idDesigner</text:span><text:span text:style-name="T17">) return </text:span><text:span text:style-name="T12">ArrayList&lt;q</text:span><text:span text:style-name="T19">uiz</text:span><text:span text:style-name="T12">&gt;</text:span></text:p>
      <text:p text:style-name="P9"><text:span text:style-name="T12">searchByT</text:span><text:span text:style-name="T13">heme</text:span><text:span text:style-name="T12">(</text:span><text:span text:style-name="T13">Theme</text:span><text:span text:style-name="T12">) return ArrayList&lt;q</text:span><text:span text:style-name="T19">uiz</text:span><text:span text:style-name="T12">&gt;</text:span></text:p>
      <text:p text:style-name="P9"><text:span text:style-name="T12">searchByS</text:span><text:span text:style-name="T13">tatus</text:span><text:span text:style-name="T12">(S</text:span><text:span text:style-name="T13">tatus</text:span><text:span text:style-name="T12">) return ArrayList&lt;q</text:span><text:span text:style-name="T19">uiz</text:span><text:span text:style-name="T12">&gt;</text:span></text:p>
      <text:p text:style-name="P9"><text:span text:style-name="T12">searchByK</text:span><text:span text:style-name="T13">WTitle</text:span><text:span text:style-name="T12">(S</text:span><text:span text:style-name="T13">tring</text:span><text:span text:style-name="T12">) return ArrayList&lt;q</text:span><text:span text:style-name="T19">uiz</text:span><text:span text:style-name="T12">&gt;</text:span></text:p>
      <text:p text:style-name="P2"><text:span text:style-name="T7">searchAll() return </text:span><text:span text:style-name="T9">ArrayList&lt;</text:span><text:span text:style-name="T7">object</text:span><text:span text:style-name="T9">&gt;</text:span></text:p>
      <text:p text:style-name="P27"><text:soft-page-break/></text:p>
      <text:h text:style-name="P37" text:outline-level="1"><text:span text:style-name="T29">Interface DAO </text:span><text:span text:style-name="T32">User</text:span></text:h>
      <text:p text:style-name="P29"/>
      <text:p text:style-name="P19"><text:span text:style-name="T25">create(U</text:span><text:span text:style-name="T27">ser</text:span><text:span text:style-name="T25">)</text:span></text:p>
      <text:p text:style-name="P19"><text:span text:style-name="T25">update(U</text:span><text:span text:style-name="T27">ser</text:span><text:span text:style-name="T25">)</text:span></text:p>
      <text:p text:style-name="P19"><text:span text:style-name="T25">delete(U</text:span><text:span text:style-name="T27">ser</text:span><text:span text:style-name="T25">)</text:span></text:p>
      <text:p text:style-name="P10"><text:span text:style-name="T14">searchById(id) return <text:s text:c="3"/></text:span><text:span text:style-name="T16">U</text:span><text:span text:style-name="T20">ser</text:span></text:p>
      <text:p text:style-name="P11"><text:span text:style-name="T14">searchBy</text:span><text:span text:style-name="T21">Designer(boolean</text:span><text:span text:style-name="T14">) return <text:s text:c="3"/></text:span><text:span text:style-name="T21">ArrayList&lt;</text:span><text:span text:style-name="T16">U</text:span><text:span text:style-name="T20">ser</text:span><text:span text:style-name="T21">&gt;</text:span></text:p>
      <text:p text:style-name="P13"><text:span text:style-name="T21">searchByKW(String) </text:span><text:span text:style-name="T14">return <text:s text:c="3"/></text:span><text:span text:style-name="T21">ArrayList&lt;</text:span><text:span text:style-name="T16">U</text:span><text:span text:style-name="T20">ser</text:span><text:span text:style-name="T21">&gt;</text:span></text:p>
      <text:p text:style-name="P14"><text:span text:style-name="T21">search</text:span><text:span text:style-name="T22">ByDate</text:span><text:span text:style-name="T21">(</text:span><text:span text:style-name="T22">Date, Date</text:span><text:span text:style-name="T21">) </text:span><text:span text:style-name="T14">return <text:s text:c="3"/></text:span><text:span text:style-name="T21">ArrayList&lt;</text:span><text:span text:style-name="T16">U</text:span><text:span text:style-name="T20">ser</text:span><text:span text:style-name="T21">&gt;</text:span></text:p>
      <text:p text:style-name="P1"><text:span text:style-name="T21">searchAll() return </text:span><text:span text:style-name="T17">ArrayList&lt;</text:span><text:span text:style-name="T21">object</text:span><text:span text:style-name="T17">&gt;</text:span></text:p>
      <text:h text:style-name="P36" text:outline-level="1"/>
      <text:h text:style-name="P38" text:outline-level="1"><text:span text:style-name="T29">Interface DAO </text:span><text:span text:style-name="T33">Designer</text:span></text:h>
      <text:p text:style-name="P30"/>
      <text:p text:style-name="P20"><text:span text:style-name="T25">create(d</text:span><text:span text:style-name="T28">esigner</text:span><text:span text:style-name="T25">)</text:span></text:p>
      <text:p text:style-name="P20"><text:span text:style-name="T25">update(d</text:span><text:span text:style-name="T28">esigner</text:span><text:span text:style-name="T25">)</text:span></text:p>
      <text:p text:style-name="P20"><text:span text:style-name="T25">delete(d</text:span><text:span text:style-name="T28">esigner</text:span><text:span text:style-name="T25">)</text:span></text:p>
      <text:p text:style-name="P12"><text:span text:style-name="T14">searchById(id) return </text:span><text:span text:style-name="T17">d</text:span><text:span text:style-name="T23">esigner</text:span></text:p>
      <text:p text:style-name="P15"><text:span text:style-name="T21">searchByKW(String) </text:span><text:span text:style-name="T14">return <text:s text:c="3"/></text:span><text:span text:style-name="T21">ArrayList&lt;</text:span><text:span text:style-name="T24">designer</text:span><text:span text:style-name="T21">&gt;</text:span></text:p>
      <text:p text:style-name="P15"><text:span text:style-name="T21">search</text:span><text:span text:style-name="T22">ByDate</text:span><text:span text:style-name="T21">(</text:span><text:span text:style-name="T22">Date, Date</text:span><text:span text:style-name="T21">) </text:span><text:span text:style-name="T14">return <text:s text:c="3"/></text:span><text:span text:style-name="T21">ArrayList&lt;</text:span><text:span text:style-name="T24">designer</text:span><text:span text:style-name="T21">&gt;</text:span></text:p>
      <text:p text:style-name="P1"><text:span text:style-name="T23">searchAll() return </text:span><text:span text:style-name="T17">ArrayList&lt;</text:span><text:span text:style-name="T23">object</text:span><text:span text:style-name="T17">&gt;</text:span></text:p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25.921000000</meta:creation-date>
    <dc:date>2020-01-24T16:50:00.062000000</dc:date>
    <meta:editing-duration>PT49M6S</meta:editing-duration>
    <meta:editing-cycles>20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51" meta:word-count="117" meta:character-count="1553" meta:non-whitespace-character-count="1456"/>
  </office:meta>
</office:document-meta>
</file>